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1">
      <style:text-properties style:text-line-through-style="solid"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łożenia:</text:p>
      <text:list xml:id="list1183870790" text:style-name="L2">
        <text:list-item>
          <text:p text:style-name="P2">do każdego tematu przykład <text:span text:style-name="T1">informatyczny</text:span></text:p>
          <text:p text:style-name="P2"><text:span text:style-name="T2"/></text:p>
        </text:list-item>
      </text:list>
      <text:list xml:id="list1928227665" text:style-name="L1">
        <text:list-header>
          <text:p text:style-name="P1"/>
        </text:list-header>
        <text:list-item>
          <text:p text:style-name="P1">Wstęp</text:p>
          <text:list>
            <text:list-item>
              <text:p text:style-name="P1">Kontakt, konsultacje</text:p>
            </text:list-item>
            <text:list-item>
              <text:p text:style-name="P1">Plan wykładu</text:p>
            </text:list-item>
            <text:list-item>
              <text:p text:style-name="P1">Harmonogram zajęć</text:p>
            </text:list-item>
            <text:list-item>
              <text:p text:style-name="P1">Zasady oceniania</text:p>
            </text:list-item>
            <text:list-item>
              <text:p text:style-name="P1">Literatura</text:p>
            </text:list-item>
            <text:list-item>
              <text:p text:style-name="P1">Zastosowania probabilistyki w informatyce</text:p>
              <text:list>
                <text:list-item>
                  <text:p text:style-name="P1">Filtry antyspamowe</text:p>
                </text:list-item>
                <text:list-item>
                  <text:p text:style-name="P1">Load balancing</text:p>
                </text:list-item>
                <text:list-item>
                  <text:p text:style-name="P1">Kryptografia</text:p>
                </text:list-item>
                <text:list-item>
                  <text:p text:style-name="P1">Rozpoznawanie mowy</text:p>
                </text:list-item>
                <text:list-item>
                  <text:p text:style-name="P1">Testy interfejsu użytkownika</text:p>
                </text:list-item>
                <text:list-item>
                  <text:p text:style-name="P1">Kompresja, kodowanie</text:p>
                </text:list-item>
                <text:list-item>
                  <text:p text:style-name="P1"/>
                </text:list-item>
              </text:list>
            </text:list-item>
          </text:list>
        </text:list-item>
        <text:list-item>
          <text:p text:style-name="P1">Aksjomatyka rachunku prawdopodobieństwa</text:p>
          <text:list>
            <text:list-item>
              <text:p text:style-name="P1">Przestrzeń zdarzeń elementarnych</text:p>
            </text:list-item>
            <text:list-item>
              <text:p text:style-name="P1">Zdarzenia i działania na nich</text:p>
            </text:list-item>
            <text:list-item>
              <text:p text:style-name="P1">Aksjomatyczna definicja prawdopodobieństwa</text:p>
            </text:list-item>
            <text:list-item>
              <text:p text:style-name="P1"><text:span text:style-name="T3">Probabilistyczne porównywanie wielomianów</text:span></text:p>
            </text:list-item>
            <text:list-item>
              <text:p text:style-name="P1">Prawdopodobieństwo warunkowe, zupełne i twierdzenie Bayesa</text:p>
            </text:list-item>
            <text:list-item>
              <text:p text:style-name="P1">Niezależność zdarzeń</text:p>
            </text:list-item>
            <text:list-item>
              <text:p text:style-name="P1"><text:span text:style-name="T3">Filtry antyspamowe</text:span></text:p>
            </text:list-item>
          </text:list>
        </text:list-item>
        <text:list-item>
          <text:p text:style-name="P1">Zmienne losowe</text:p>
          <text:list>
            <text:list-item>
              <text:p text:style-name="P1">Pojęcie zmiennej losowej, funkcji prawdopodobieństwa i dystrybuanty</text:p>
            </text:list-item>
            <text:list-item>
              <text:p text:style-name="P1">Typy zmiennych losowych</text:p>
            </text:list-item>
            <text:list-item>
              <text:p text:style-name="P1">Momenty zmiennych losowych, nierówności Markowa i Czebyszewa</text:p>
            </text:list-item>
            <text:list-item>
              <text:p text:style-name="P5">Podstawowa metoda Monte-Carlo (pi i/lub pomiar pola)</text:p>
            </text:list-item>
            <text:list-item>
              <text:p text:style-name="P1">Przykładowe rozkłady prawdopodobieństwa</text:p>
              <text:list>
                <text:list-item>
                  <text:p text:style-name="P1">Dyskretne</text:p>
                  <text:list>
                    <text:list-item>
                      <text:p text:style-name="P1">Jednostajny dyskretny</text:p>
                    </text:list-item>
                    <text:list-item>
                      <text:p text:style-name="P1">Dwupunktowy</text:p>
                    </text:list-item>
                    <text:list-item>
                      <text:p text:style-name="P1">Dwumianowy</text:p>
                    </text:list-item>
                    <text:list-item>
                      <text:p text:style-name="P1">Poissona</text:p>
                    </text:list-item>
                    <text:list-item>
                      <text:p text:style-name="P1">Geometryczny</text:p>
                    </text:list-item>
                  </text:list>
                </text:list-item>
                <text:list-item>
                  <text:p text:style-name="P1">Typu ciągłego</text:p>
                  <text:list>
                    <text:list-item>
                      <text:p text:style-name="P1">Jednostajny ciągły</text:p>
                    </text:list-item>
                    <text:list-item>
                      <text:p text:style-name="P1">Gaussa</text:p>
                    </text:list-item>
                  </text:list>
                </text:list-item>
              </text:list>
            </text:list-item>
            <text:list-item>
              <text:p text:style-name="P5">Problem kolekcjonera kuponów/znakowania pakietów</text:p>
            </text:list-item>
            <text:list-item>
              <text:p text:style-name="P4">Analiza quicksort</text:p>
            </text:list-item>
            <text:list-item>
              <text:p text:style-name="P1">Dwuwymiarowe zmienne losowe</text:p>
            </text:list-item>
            <text:list-item>
              <text:p text:style-name="P1">Kowariancja, korelacja, regresja</text:p>
            </text:list-item>
            <text:list-item>
              <text:p text:style-name="P1">Ciągi zmiennych losowych</text:p>
            </text:list-item>
            <text:list-item>
              <text:p text:style-name="P1">Twierdzenia graniczne</text:p>
            </text:list-item>
          </text:list>
        </text:list-item>
        <text:list-item>
          <text:p text:style-name="P1">Procesy losowe</text:p>
          <text:list>
            <text:list-item>
              <text:p text:style-name="P1">Pojęcie procesu losowego i jego opis</text:p>
            </text:list-item>
            <text:list-item>
              <text:p text:style-name="P1">Momenty procesu losowego</text:p>
            </text:list-item>
            <text:list-item>
              <text:p text:style-name="P1">Procesy stacjonarne</text:p>
            </text:list-item>
            <text:list-item>
              <text:p text:style-name="P1">Procesy o przyrostach niezależnych, procesy Markowa</text:p>
            </text:list-item>
            <text:list-item>
              <text:p text:style-name="P3"><text:soft-page-break/>Ergodyczność procesów losowych</text:p>
            </text:list-item>
            <text:list-item>
              <text:p text:style-name="P1">Rozkład wykładniczy</text:p>
            </text:list-item>
            <text:list-item>
              <text:p text:style-name="P1">Proces Poissona</text:p>
            </text:list-item>
            <text:list-item>
              <text:p text:style-name="P5">Kolejka M|M|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0:21:43</meta:creation-date>
    <dc:date>2015-02-18T15:10:00</dc:date>
    <meta:editing-duration>P1DT4H43M19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53" meta:word-count="197" meta:character-count="153" meta:non-whitespace-character-count="1324"/>
  </office:meta>
</office:document-meta>
</file>